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3751"/>
    </style:style>
    <style:style style:name="P2" style:family="paragraph" style:parent-style-name="Standard">
      <style:text-properties officeooo:rsid="00163751" officeooo:paragraph-rsid="00163751"/>
    </style:style>
    <style:style style:name="P3" style:family="paragraph" style:parent-style-name="Standard">
      <style:text-properties officeooo:rsid="00163751" officeooo:paragraph-rsid="0018d23d"/>
    </style:style>
    <style:style style:name="P4" style:family="paragraph" style:parent-style-name="Standard">
      <style:text-properties officeooo:rsid="0017b37a" officeooo:paragraph-rsid="0017b37a"/>
    </style:style>
    <style:style style:name="P5" style:family="paragraph" style:parent-style-name="Standard">
      <style:text-properties officeooo:rsid="0018d23d" officeooo:paragraph-rsid="0018d23d"/>
    </style:style>
    <style:style style:name="P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8d23d" officeooo:paragraph-rsid="0018d23d"/>
    </style:style>
    <style:style style:name="P7" style:family="paragraph" style:parent-style-name="Standard">
      <style:text-properties fo:font-weight="bold" officeooo:rsid="00163751" officeooo:paragraph-rsid="00163751" style:font-weight-asian="bold" style:font-weight-complex="bold"/>
    </style:style>
    <style:style style:name="P8" style:family="paragraph" style:parent-style-name="Standard">
      <style:text-properties fo:font-weight="bold" officeooo:rsid="0017b37a" officeooo:paragraph-rsid="0017b37a" style:font-weight-asian="bold" style:font-weight-complex="bold"/>
    </style:style>
    <style:style style:name="P9" style:family="paragraph" style:parent-style-name="Standard">
      <style:text-properties fo:font-weight="bold" officeooo:rsid="001aa820" officeooo:paragraph-rsid="001aa820" style:font-weight-asian="bold" style:font-weight-complex="bold"/>
    </style:style>
    <style:style style:name="P10" style:family="paragraph" style:parent-style-name="Standard">
      <style:text-properties fo:font-weight="normal" officeooo:rsid="0018d23d" officeooo:paragraph-rsid="0018d23d" style:font-weight-asian="normal" style:font-weight-complex="normal"/>
    </style:style>
    <style:style style:name="P11" style:family="paragraph" style:parent-style-name="Standard">
      <style:text-properties fo:font-weight="normal" officeooo:rsid="001aa820" officeooo:paragraph-rsid="001aa820" style:font-weight-asian="normal" style:font-weight-complex="normal"/>
    </style:style>
    <style:style style:name="P12" style:family="paragraph" style:parent-style-name="Standard">
      <style:text-properties fo:font-weight="normal" officeooo:rsid="0017b37a" officeooo:paragraph-rsid="0017b37a" style:font-weight-asian="normal" style:font-weight-complex="normal"/>
    </style:style>
    <style:style style:name="P13" style:family="paragraph" style:parent-style-name="Standard">
      <style:text-properties fo:font-weight="normal" officeooo:rsid="001b24ea" officeooo:paragraph-rsid="001b24ea" style:font-weight-asian="normal" style:font-weight-complex="normal"/>
    </style:style>
    <style:style style:name="P14" style:family="paragraph" style:parent-style-name="Standard">
      <style:text-properties officeooo:rsid="001aa820" officeooo:paragraph-rsid="001aa820"/>
    </style:style>
    <style:style style:name="P15" style:family="paragraph" style:parent-style-name="Standard">
      <style:text-properties officeooo:rsid="001b24ea" officeooo:paragraph-rsid="001b24ea"/>
    </style:style>
    <style:style style:name="P16" style:family="paragraph" style:parent-style-name="Standard">
      <style:text-properties officeooo:rsid="001fdf78" officeooo:paragraph-rsid="001fdf78"/>
    </style:style>
    <style:style style:name="P17" style:family="paragraph" style:parent-style-name="Standard">
      <style:text-properties officeooo:rsid="001b24ea" officeooo:paragraph-rsid="001b24ea"/>
    </style:style>
    <style:style style:name="P18" style:family="paragraph">
      <loext:graphic-properties draw:fill="none"/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fffff"/>
      <style:paragraph-properties style:writing-mode="lr-tb"/>
      <style:text-properties fo:font-size="12pt"/>
    </style:style>
    <style:style style:name="P21" style:family="paragraph">
      <loext:graphic-properties draw:fill="none" draw:fill-color="#ffffff"/>
    </style:style>
    <style:style style:name="P22" style:family="paragraph">
      <style:paragraph-properties style:writing-mode="lr-tb"/>
    </style:style>
    <style:style style:name="P23" style:family="paragraph">
      <loext:graphic-properties draw:fill="none"/>
      <style:paragraph-properties style:writing-mode="lr-tb"/>
    </style:style>
    <style:style style:name="P24" style:family="paragraph">
      <style:paragraph-properties fo:text-align="center" style:writing-mode="lr-tb"/>
    </style:style>
    <style:style style:name="P25" style:family="paragraph">
      <loext:graphic-properties draw:fill="none"/>
      <style:paragraph-properties fo:text-align="center" style:writing-mode="lr-tb"/>
    </style:style>
    <style:style style:name="P26" style:family="paragraph">
      <loext:graphic-properties draw:fill="none" draw:fill-color="#ffffff"/>
      <style:paragraph-properties style:writing-mode="lr-tb"/>
    </style:style>
    <style:style style:name="P27" style:family="paragraph">
      <loext:graphic-properties draw:fill="none"/>
      <style:text-properties fo:font-size="12pt"/>
    </style:style>
    <style:style style:name="P28" style:family="paragraph">
      <style:paragraph-properties fo:text-align="center"/>
      <style:text-properties fo:font-size="12pt"/>
    </style:style>
    <style:style style:name="T1" style:family="text">
      <style:text-properties officeooo:rsid="00163751"/>
    </style:style>
    <style:style style:name="T2" style:family="text">
      <style:text-properties officeooo:rsid="0017b37a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c4edc"/>
    </style:style>
    <style:style style:name="T5" style:family="text">
      <style:text-properties officeooo:rsid="001d0290"/>
    </style:style>
    <style:style style:name="T6" style:family="text">
      <style:text-properties fo:font-size="12pt"/>
    </style: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draw:fill="none" draw:textarea-horizontal-align="justify" draw:textarea-vertical-align="middle" draw:auto-grow-height="false" fo:min-height="0.6772in" fo:min-width="0.6043in" style:run-through="foreground"/>
    </style:style>
    <style:style style:name="gr3" style:family="graphic">
      <style:graphic-properties draw:marker-end="Arrow" draw:marker-end-width="0.0693in" draw:textarea-horizontal-align="center" draw:textarea-vertical-align="middle" style:run-through="foreground"/>
    </style:style>
    <style:style style:name="gr4" style:family="graphic">
      <style:graphic-properties draw:fill="none" draw:textarea-horizontal-align="justify" draw:textarea-vertical-align="middle" draw:auto-grow-height="false" fo:min-height="0.4063in" fo:min-width="0.6043in" style:run-through="foreground"/>
    </style:style>
    <style:style style:name="gr5" style:family="graphic">
      <style:graphic-properties draw:stroke="none" svg:stroke-color="#000000" draw:fill="none" draw:fill-color="#ffffff" fo:min-height="0.3839in" style:run-through="foreground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302in" style:run-through="foreground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4063in" style:run-through="foreground"/>
      <style:paragraph-properties style:writing-mode="lr-tb"/>
    </style:style>
    <style:style style:name="gr8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fill="none" draw:textarea-horizontal-align="justify" draw:textarea-vertical-align="middle" draw:auto-grow-height="false" fo:min-height="0.4992in" fo:min-width="0.9366in" style:run-through="foreground"/>
      <style:paragraph-properties style:writing-mode="lr-tb"/>
    </style:style>
    <style:style style:name="gr10" style:family="graphic">
      <style:graphic-properties draw:textarea-horizontal-align="center" draw:textarea-vertical-align="middle" style:run-through="foreground"/>
    </style:style>
    <style:style style:name="gr11" style:family="graphic">
      <style:graphic-properties style:run-through="foreground"/>
    </style:style>
    <style:style style:name="gr12" style:family="graphic">
      <style:graphic-properties draw:fill="none" draw:textarea-horizontal-align="justify" draw:textarea-vertical-align="middle" draw:auto-grow-height="false" fo:min-height="0.4173in" fo:min-width="0.4756in" style:run-through="foreground"/>
    </style:style>
    <style:style style:name="gr13" style:family="graphic">
      <style:graphic-properties draw:stroke="none" svg:stroke-color="#000000" draw:fill="none" draw:fill-color="#ffffff" fo:min-height="0.25in" style:run-through="foreground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0.2957in" style:run-through="foreground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0.2811in" style:run-through="foreground"/>
      <style:paragraph-properties style:writing-mode="lr-tb"/>
    </style:style>
    <style:style style:name="gr16" style:family="graphic">
      <style:graphic-properties draw:fill="none" draw:textarea-horizontal-align="justify" draw:textarea-vertical-align="middle" draw:auto-grow-height="false" fo:min-height="0.8957in" fo:min-width="1.1146in" style:run-through="foreground"/>
    </style:style>
    <style:style style:name="gr17" style:family="graphic">
      <style:graphic-properties draw:fill="none" draw:textarea-horizontal-align="justify" draw:textarea-vertical-align="middle" draw:auto-grow-height="false" fo:min-height="0.8965in" fo:min-width="1.1161in" style:run-through="foreground"/>
    </style:style>
    <style:style style:name="gr18" style:family="graphic">
      <style:graphic-properties draw:stroke="none" svg:stroke-color="#000000" draw:fill="none" draw:fill-color="#ffffff" fo:min-height="0.2508in" style:run-through="foreground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Data Oriented Programming (DOP)</text:p>
      <text:p text:style-name="Standard"/>
      <text:p text:style-name="Standard"/>
      <text:p text:style-name="Standard"/>
      <text:p text:style-name="Standard"/>
      <text:p text:style-name="Standard"><draw:g text:anchor-type="paragraph" draw:z-index="0" draw:name="Shape1" draw:style-name="gr8"><draw:g draw:name="Shape1" draw:style-name="gr11"><draw:frame draw:name="Shape2" draw:style-name="gr15" draw:text-style-name="P26" svg:width="0.563in" svg:height="0.2815in" svg:x="2.9508in" svg:y="0.4843in"><draw:text-box><text:p>Objects</text:p></draw:text-box></draw:frame><draw:g draw:style-name="gr11"><draw:custom-shape draw:name="Shape1" draw:style-name="gr16" draw:text-style-name="P18" svg:width="1.115in" svg:height="0.8961in" svg:x="2.6591in" svg:y="0.078in"><text:p/><draw:enhanced-geometry svg:viewBox="0 0 21600 21600" draw:mirror-horizontal="false" draw:mirror-vertical="false" draw:type="rectangle" draw:enhanced-path="M 0 0 L 21600 0 21600 21600 0 21600 0 0 Z N"/></draw:custom-shape><draw:line draw:name="Shape4" draw:style-name="gr10" draw:text-style-name="P19" svg:x1="2.6591in" svg:y1="0.2354in" svg:x2="3.378in" svg:y2="0.2354in"><text:p/></draw:line><draw:line draw:name="Shape7" draw:style-name="gr10" draw:text-style-name="P19" svg:x1="3.378in" svg:y1="0.2354in" svg:x2="3.378in" svg:y2="0.1209in"><text:p/></draw:line><draw:line draw:name="Shape8" draw:style-name="gr10" draw:text-style-name="P19" svg:x1="3.378in" svg:y1="0.1209in" svg:x2="3.7736in" svg:y2="0.1209in"><text:p/></draw:line></draw:g></draw:g><draw:g draw:name="Shape10" draw:style-name="gr11"><draw:frame draw:name="Shape2_0" draw:style-name="gr13" draw:text-style-name="P26" svg:width="0.865in" svg:height="0.2504in" svg:x="2.826in" svg:y="1.6882in"><draw:text-box><text:p>Interactions</text:p></draw:text-box></draw:frame><draw:g draw:style-name="gr11"><draw:custom-shape draw:name="Shape1" draw:style-name="gr16" draw:text-style-name="P18" svg:width="1.115in" svg:height="0.8961in" svg:x="2.6508in" svg:y="1.2823in"><text:p/><draw:enhanced-geometry svg:viewBox="0 0 21600 21600" draw:type="rectangle" draw:enhanced-path="M 0 0 L 21600 0 21600 21600 0 21600 0 0 Z N"/></draw:custom-shape><draw:line draw:name="Shape4" draw:style-name="gr10" draw:text-style-name="P19" svg:x1="2.6508in" svg:y1="1.4382in" svg:x2="3.3697in" svg:y2="1.4382in"><text:p/></draw:line><draw:line draw:name="Shape7" draw:style-name="gr10" draw:text-style-name="P19" svg:x1="3.3701in" svg:y1="1.4382in" svg:x2="3.3701in" svg:y2="1.3236in"><text:p/></draw:line><draw:line draw:name="Shape8" draw:style-name="gr10" draw:text-style-name="P19" svg:x1="3.3701in" svg:y1="1.3236in" svg:x2="3.7657in" svg:y2="1.3236in"><text:p/></draw:line></draw:g></draw:g><draw:g draw:name="Shape6" draw:style-name="gr11"><draw:frame draw:name="Shape2_1" draw:style-name="gr13" draw:text-style-name="P26" svg:width="0.5732in" svg:height="0.2504in" svg:x="1.1697in" svg:y="1.0154in"><draw:text-box><text:p>System</text:p></draw:text-box></draw:frame><draw:g draw:style-name="gr11"><draw:custom-shape draw:name="Shape1" draw:style-name="gr16" draw:text-style-name="P18" svg:width="1.115in" svg:height="0.8961in" svg:x="0.8717in" svg:y="0.6091in"><text:p/><draw:enhanced-geometry svg:viewBox="0 0 21600 21600" draw:type="rectangle" draw:enhanced-path="M 0 0 L 21600 0 21600 21600 0 21600 0 0 Z N"/></draw:custom-shape><draw:line draw:name="Shape4" draw:style-name="gr10" draw:text-style-name="P19" svg:x1="0.8717in" svg:y1="0.765in" svg:x2="1.5906in" svg:y2="0.765in"><text:p/></draw:line><draw:line draw:name="Shape7" draw:style-name="gr10" draw:text-style-name="P19" svg:x1="1.5909in" svg:y1="0.765in" svg:x2="1.5909in" svg:y2="0.6504in"><text:p/></draw:line><draw:line draw:name="Shape8" draw:style-name="gr10" draw:text-style-name="P19" svg:x1="1.5909in" svg:y1="0.6504in" svg:x2="1.9866in" svg:y2="0.6504in"><text:p/></draw:line></draw:g></draw:g><draw:g draw:name="Shape5" draw:style-name="gr11"><draw:g draw:style-name="gr11"><draw:custom-shape draw:name="Shape1" draw:style-name="gr17" draw:text-style-name="P27" svg:width="1.1161in" svg:height="0.8969in" svg:x="4.3736in" svg:y="0.5988in"><text:p/><draw:enhanced-geometry svg:viewBox="0 0 21600 21600" draw:type="rectangle" draw:enhanced-path="M 0 0 L 21600 0 21600 21600 0 21600 0 0 Z N"/></draw:custom-shape><draw:line draw:name="Shape4" draw:style-name="gr10" draw:text-style-name="P28" svg:x1="4.3736in" svg:y1="0.7559in" svg:x2="5.0933in" svg:y2="0.7559in"><text:p/></draw:line><draw:line draw:name="Shape7" draw:style-name="gr10" draw:text-style-name="P28" svg:x1="5.0925in" svg:y1="0.7559in" svg:x2="5.0925in" svg:y2="0.6413in"><text:p/></draw:line><draw:line draw:name="Shape8" draw:style-name="gr10" draw:text-style-name="P28" svg:x1="5.0925in" svg:y1="0.6413in" svg:x2="5.4886in" svg:y2="0.6413in"><text:p/></draw:line></draw:g><draw:frame draw:name="Shape2_2" draw:style-name="gr18" draw:text-style-name="P20" svg:width="0.574in" svg:height="0.2512in" svg:x="4.628in" svg:y="0.9843in"><draw:text-box><text:p><text:span text:style-name="T6">Process</text:span></text:p></draw:text-box></draw:frame></draw:g><draw:line draw:name="Shape3" draw:style-name="gr3" draw:text-style-name="P19" svg:x1="1.9862in" svg:y1="1.0469in" svg:x2="2.6591in" svg:y2="0.5571in"><text:p/></draw:line><draw:line draw:name="Shape6" draw:style-name="gr3" draw:text-style-name="P19" svg:x1="1.9862in" svg:y1="1.1717in" svg:x2="2.6508in" svg:y2="1.7654in"><text:p/></draw:line><draw:line draw:name="Shape9" draw:style-name="gr3" draw:text-style-name="P19" svg:x1="3.7736in" svg:y1="0.5154in" svg:x2="4.3736in" svg:y2="1.0673in"><text:p/></draw:line><draw:line draw:name="Shape10" draw:style-name="gr3" draw:text-style-name="P19" svg:x1="3.7654in" svg:y1="1.7343in" svg:x2="4.3736in" svg:y2="1.1717in"><text:p/></draw:lin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g text:anchor-type="paragraph" draw:z-index="1" draw:name="Shape11" draw:style-name="gr8"><draw:line draw:name="Shape5" draw:style-name="gr10" draw:text-style-name="P19" svg:x1="3.1906in" svg:y1="0.1882in" svg:x2="3.128in" svg:y2="0.1882in"><text:p/></draw:line><draw:g draw:style-name="gr11"><draw:custom-shape draw:name="Shape11" draw:style-name="gr12" draw:text-style-name="P18" svg:width="0.5524in" svg:height="0.6252in" svg:x="1.1591in" svg:y="0.3028in"><text:p/>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</draw:custom-shape><draw:frame draw:name="Shape12" draw:style-name="gr13" draw:text-style-name="P26" svg:width="0.5421in" svg:height="0.2504in" svg:x="1.1693in" svg:y="1.0217in"><draw:text-box><text:p>System</text:p></draw:text-box></draw:frame></draw:g><draw:g draw:style-name="gr11"><draw:custom-shape draw:name="Shape11" draw:style-name="gr12" draw:text-style-name="P18" svg:width="0.5524in" svg:height="0.6252in" svg:x="2.378in" svg:y="0.2819in"><text:p/>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</draw:custom-shape><draw:frame draw:name="Shape12" draw:style-name="gr13" draw:text-style-name="P26" svg:width="0.5421in" svg:height="0.2504in" svg:x="2.3882in" svg:y="1.0008in"><draw:text-box><text:p>Object</text:p></draw:text-box></draw:frame></draw:g><draw:g draw:style-name="gr11"><draw:custom-shape draw:name="Shape11" draw:style-name="gr12" draw:text-style-name="P18" svg:width="0.5524in" svg:height="0.6252in" svg:x="3.4402in" svg:y="0.3217in"><text:p/>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</draw:custom-shape><draw:frame draw:name="Shape12" draw:style-name="gr5" draw:text-style-name="P26" svg:width="0.865in" svg:height="0.3843in" svg:x="3.3362in" svg:y="1.0193in"><draw:text-box><text:p>Interactions</text:p></draw:text-box></draw:frame></draw:g><draw:g draw:style-name="gr11"><draw:custom-shape draw:name="Shape11" draw:style-name="gr12" draw:text-style-name="P18" svg:width="0.5524in" svg:height="0.6252in" svg:x="4.5862in" svg:y="0.3091in"><text:p/>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</draw:custom-shape><draw:frame draw:name="Shape12" draw:style-name="gr14" draw:text-style-name="P26" svg:width="0.615in" svg:height="0.2961in" svg:x="4.6071in" svg:y="1.0071in"><draw:text-box><text:p>Process</text:p></draw:text-box></draw:frame></draw:g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7">Objects</text:p>
      <text:p text:style-name="P2"/>
      <text:p text:style-name="P5">All the game objects are written here.</text:p>
      <text:p text:style-name="P5"/>
      <text:p text:style-name="P5">Ex: <text:span text:style-name="T1">Enemy, Bullets, Player, Box, Background</text:span></text:p>
      <text:p text:style-name="P2"/>
      <text:p text:style-name="P3"/>
      <text:p text:style-name="P7">Interactions</text:p>
      <text:p text:style-name="P7"/>
      <text:p text:style-name="P10">All the object interactions functions are written here.</text:p>
      <text:p text:style-name="P10"/>
      <text:p text:style-name="P5"><text:span text:style-name="T3">Ex: </text:span><text:span text:style-name="T1">bullet_enemy_box_player_</text:span>interaction</text:p>
      <text:p text:style-name="P2"/>
      <text:p text:style-name="P2"/>
      <text:p text:style-name="P8">System</text:p>
      <text:p text:style-name="P9"/>
      <text:p text:style-name="P11">All the game system functions are written here.</text:p>
      <text:p text:style-name="P11"/>
      <text:p text:style-name="P14"><text:span text:style-name="T3">Ex: </text:span><text:span text:style-name="T2">collision_detection, physics, draw, </text:span><text:span text:style-name="T4">audio</text:span></text:p>
      <text:p text:style-name="P4"/>
      <text:p text:style-name="P4"/>
      <text:p text:style-name="P8">Process</text:p>
      <text:p text:style-name="P12"/>
      <text:p text:style-name="P13">All the game controlling is doing here and all interaction functions are call<text:span text:style-name="T5">ing</text:span> here. </text:p>
      <text:p text:style-name="P13"/>
      <text:p text:style-name="P15"><text:span text:style-name="T3">Ex: </text:span><text:span text:style-name="T2">main, level1, level2, menu</text:span></text:p>
      <text:p text:style-name="P15"/>
      <text:p text:style-name="P16"><text:soft-page-break/>Any object or array of objects can be drop, delete, and add to this object world.</text:p>
      <text:p text:style-name="P15"/>
      <text:p text:style-name="P15"><draw:g text:anchor-type="paragraph" draw:z-index="2" draw:name="Shape13" draw:style-name="gr8"><draw:custom-shape draw:name="Shape13" draw:style-name="gr9" draw:text-style-name="P23" svg:width="0.9898in" svg:height="0.5524in" svg:x="0.9402in" svg:y="0.8043in"><text:p text:style-name="P22">Object World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13_0" draw:style-name="gr9" draw:text-style-name="P25" svg:width="0.9898in" svg:height="0.5524in" svg:x="0.9402in" svg:y="1.7563in"><text:p text:style-name="P24">Nod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name="Shape14" draw:style-name="gr3" draw:text-style-name="P19" svg:x1="1.4402in" svg:y1="1.3559in" svg:x2="1.4402in" svg:y2="1.7559in"><text:p/></draw:line><draw:line draw:name="Shape15" draw:style-name="gr3" draw:text-style-name="P19" svg:x1="1.9299in" svg:y1="2.0445in" svg:x2="2.7945in" svg:y2="2.0445in"><text:p/></draw:line><draw:custom-shape draw:name="Shape13_1" draw:style-name="gr9" draw:text-style-name="P25" svg:width="0.9898in" svg:height="0.5524in" svg:x="2.8154in" svg:y="1.7772in"><text:p text:style-name="P24">Playe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13_2" draw:style-name="gr9" draw:text-style-name="P25" svg:width="0.9898in" svg:height="0.5524in" svg:x="0.9402in" svg:y="2.7315in"><text:p text:style-name="P24">Nod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name="Shape14_0" draw:style-name="gr3" draw:text-style-name="P19" svg:x1="1.4402in" svg:y1="2.3in" svg:x2="1.4402in" svg:y2="2.7in"><text:p/></draw:line><draw:line draw:name="Shape15_0" draw:style-name="gr3" draw:text-style-name="P19" svg:x1="1.9299in" svg:y1="2.9882in" svg:x2="2.7945in" svg:y2="2.9882in"><text:p/></draw:line><draw:custom-shape draw:name="Shape13_3" draw:style-name="gr9" draw:text-style-name="P25" svg:width="0.9898in" svg:height="0.5524in" svg:x="2.8154in" svg:y="2.7in"><text:p text:style-name="P24">Enemy</text:p><text:p text:style-name="P24">array 1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13_4" draw:style-name="gr9" draw:text-style-name="P25" svg:width="0.9898in" svg:height="0.5524in" svg:x="0.9402in" svg:y="3.7063in"><text:p text:style-name="P24">Nod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name="Shape14_1" draw:style-name="gr3" draw:text-style-name="P19" svg:x1="1.4402in" svg:y1="3.2748in" svg:x2="1.4402in" svg:y2="3.6748in"><text:p/></draw:line><draw:line draw:name="Shape15_1" draw:style-name="gr3" draw:text-style-name="P19" svg:x1="1.9299in" svg:y1="3.9819in" svg:x2="2.7945in" svg:y2="3.9819in"><text:p/></draw:line><draw:custom-shape draw:name="Shape13_5" draw:style-name="gr9" draw:text-style-name="P25" svg:width="0.9898in" svg:height="0.5524in" svg:x="2.8154in" svg:y="3.6941in"><text:p text:style-name="P24">Red Enemy</text:p><text:p text:style-name="P24">list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name="Shape15_2" draw:style-name="gr3" draw:text-style-name="P19" svg:x1="3.8047in" svg:y1="3.9768in" svg:x2="4.6693in" svg:y2="3.9768in"><text:p/></draw:line><draw:custom-shape draw:name="Shape13_6" draw:style-name="gr9" draw:text-style-name="P25" svg:width="0.9898in" svg:height="0.5524in" svg:x="2.8154in" svg:y="4.6689in"><text:p text:style-name="P24">Red Enemy</text:p><text:p text:style-name="P24">array 1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13_7" draw:style-name="gr9" draw:text-style-name="P25" svg:width="0.9898in" svg:height="0.5524in" svg:x="4.6799in" svg:y="3.6898in"><text:p text:style-name="P24">Red Enemy</text:p><text:p text:style-name="P24">list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name="Shape14_2" draw:style-name="gr3" draw:text-style-name="P19" svg:x1="3.3465in" svg:y1="4.2685in" svg:x2="3.3465in" svg:y2="4.6685in"><text:p/></draw:line><draw:custom-shape draw:name="Shape13_8" draw:style-name="gr9" draw:text-style-name="P25" svg:width="0.9898in" svg:height="0.5524in" svg:x="4.6799in" svg:y="4.7043in"><text:p text:style-name="P24">Red Enemy</text:p><text:p text:style-name="P24">array 2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name="Shape14_4" draw:style-name="gr3" draw:text-style-name="P19" svg:x1="5.211in" svg:y1="4.2835in" svg:x2="5.211in" svg:y2="4.6835in"><text:p/></draw:line></draw:g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15"/>
      <text:p text:style-name="P15"><draw:g text:anchor-type="paragraph" draw:z-index="3" draw:style-name="gr1"><draw:custom-shape draw:name="Shape16" draw:style-name="gr2" draw:text-style-name="P18" svg:width="0.6043in" svg:height="0.6776in" svg:x="2.0862in" svg:y="0.0224in"><text:p/><draw:enhanced-geometry svg:viewBox="0 0 21600 21600" draw:type="rectangle" draw:enhanced-path="M 0 0 L 21600 0 21600 21600 0 21600 0 0 Z N"/></draw:custom-shape><draw:custom-shape draw:name="Shape16_0" draw:style-name="gr2" draw:text-style-name="P18" svg:width="0.6043in" svg:height="0.6776in" svg:x="3.1071in" svg:y="0.0205in"><text:p/><draw:enhanced-geometry svg:viewBox="0 0 21600 21600" draw:type="rectangle" draw:enhanced-path="M 0 0 L 21600 0 21600 21600 0 21600 0 0 Z N"/></draw:custom-shape><draw:custom-shape draw:name="Shape16_1" draw:style-name="gr2" draw:text-style-name="P18" svg:width="0.6043in" svg:height="0.6776in" svg:x="4.1591in" svg:y="0.0244in"><text:p/><draw:enhanced-geometry svg:viewBox="0 0 21600 21600" draw:type="rectangle" draw:enhanced-path="M 0 0 L 21600 0 21600 21600 0 21600 0 0 Z N"/></draw:custom-shape><draw:custom-shape draw:name="Shape16_2" draw:style-name="gr2" draw:text-style-name="P18" svg:width="0.6043in" svg:height="0.6776in" svg:x="2.0862in" svg:y="1.0744in"><text:p/><draw:enhanced-geometry svg:viewBox="0 0 21600 21600" draw:type="rectangle" draw:enhanced-path="M 0 0 L 21600 0 21600 21600 0 21600 0 0 Z N"/></draw:custom-shape><draw:custom-shape draw:name="Shape16_3" draw:style-name="gr2" draw:text-style-name="P18" svg:width="0.6043in" svg:height="0.6776in" svg:x="2.0862in" svg:y="2.1307in"><text:p/><draw:enhanced-geometry svg:viewBox="0 0 21600 21600" draw:type="rectangle" draw:enhanced-path="M 0 0 L 21600 0 21600 21600 0 21600 0 0 Z N"/></draw:custom-shape><draw:line draw:name="Shape17" draw:style-name="gr3" draw:text-style-name="P19" svg:x1="2.6906in" svg:y1="0.3768in" svg:x2="3.1071in" svg:y2="0.3768in"><text:p/></draw:line><draw:line draw:name="Shape17_0" draw:style-name="gr3" draw:text-style-name="P19" svg:x1="3.7362in" svg:y1="0.3768in" svg:x2="4.1528in" svg:y2="0.3768in"><text:p/></draw:line><draw:line draw:name="Shape18" draw:style-name="gr3" draw:text-style-name="P19" svg:x1="2.3988in" svg:y1="0.6996in" svg:x2="2.3988in" svg:y2="1.0748in"><text:p/></draw:line><draw:line draw:name="Shape18_0" draw:style-name="gr3" draw:text-style-name="P19" svg:x1="2.3988in" svg:y1="1.7661in" svg:x2="2.3988in" svg:y2="2.1413in"><text:p/></draw:line><draw:line draw:name="Shape18_1" draw:style-name="gr3" draw:text-style-name="P19" svg:x1="2.3988in" svg:y1="-0.7902in" svg:x2="2.3988in" svg:y2="0.0118in"><text:p/></draw:line><draw:line draw:name="Shape19" draw:style-name="gr3" draw:text-style-name="P19" svg:x1="3.4197in" svg:y1="0.6972in" svg:x2="3.4197in" svg:y2="1.0661in"><text:p/></draw:line><draw:custom-shape draw:name="Shape16_5" draw:style-name="gr4" draw:text-style-name="P18" svg:width="0.6043in" svg:height="0.4067in" svg:x="4.1591in" svg:y="1.0642in"><text:p/><draw:enhanced-geometry svg:viewBox="0 0 21600 21600" draw:type="rectangle" draw:enhanced-path="M 0 0 L 21600 0 21600 21600 0 21600 0 0 Z N"/></draw:custom-shape><draw:line draw:name="Shape19_0" draw:style-name="gr3" draw:text-style-name="P19" svg:x1="4.4654in" svg:y1="0.6933in" svg:x2="4.4654in" svg:y2="1.0622in"><text:p/></draw:line><draw:custom-shape draw:name="Shape16_4" draw:style-name="gr4" draw:text-style-name="P18" svg:width="0.6043in" svg:height="0.4067in" svg:x="3.128in" svg:y="1.0724in"><text:p/><draw:enhanced-geometry svg:viewBox="0 0 21600 21600" draw:type="rectangle" draw:enhanced-path="M 0 0 L 21600 0 21600 21600 0 21600 0 0 Z N"/></draw:custom-shape><draw:custom-shape draw:name="Shape16_6" draw:style-name="gr4" draw:text-style-name="P18" svg:width="0.6043in" svg:height="0.4067in" svg:x="3.128in" svg:y="1.4768in"><text:p/><draw:enhanced-geometry svg:viewBox="0 0 21600 21600" draw:type="rectangle" draw:enhanced-path="M 0 0 L 21600 0 21600 21600 0 21600 0 0 Z N"/></draw:custom-shape><draw:custom-shape draw:name="Shape16_7" draw:style-name="gr4" draw:text-style-name="P18" svg:width="0.6043in" svg:height="0.4067in" svg:x="3.128in" svg:y="1.885in"><text:p/><draw:enhanced-geometry svg:viewBox="0 0 21600 21600" draw:type="rectangle" draw:enhanced-path="M 0 0 L 21600 0 21600 21600 0 21600 0 0 Z N"/></draw:custom-shape><draw:custom-shape draw:name="Shape16_8" draw:style-name="gr4" draw:text-style-name="P18" svg:width="0.6043in" svg:height="0.4067in" svg:x="3.128in" svg:y="2.289in"><text:p/><draw:enhanced-geometry svg:viewBox="0 0 21600 21600" draw:type="rectangle" draw:enhanced-path="M 0 0 L 21600 0 21600 21600 0 21600 0 0 Z N"/></draw:custom-shape><draw:custom-shape draw:name="Shape16_9" draw:style-name="gr4" draw:text-style-name="P18" svg:width="0.6043in" svg:height="0.4067in" svg:x="3.128in" svg:y="2.6933in"><text:p/><draw:enhanced-geometry svg:viewBox="0 0 21600 21600" draw:type="rectangle" draw:enhanced-path="M 0 0 L 21600 0 21600 21600 0 21600 0 0 Z N"/></draw:custom-shape><draw:custom-shape draw:name="Shape16_10" draw:style-name="gr4" draw:text-style-name="P18" svg:width="0.6043in" svg:height="0.4067in" svg:x="4.1591in" svg:y="1.6744in"><text:p/><draw:enhanced-geometry svg:viewBox="0 0 21600 21600" draw:type="rectangle" draw:enhanced-path="M 0 0 L 21600 0 21600 21600 0 21600 0 0 Z N"/></draw:custom-shape><draw:custom-shape draw:name="Shape16_11" draw:style-name="gr4" draw:text-style-name="P18" svg:width="0.6043in" svg:height="0.4067in" svg:x="4.1591in" svg:y="2.2496in"><text:p/><draw:enhanced-geometry svg:viewBox="0 0 21600 21600" draw:type="rectangle" draw:enhanced-path="M 0 0 L 21600 0 21600 21600 0 21600 0 0 Z N"/></draw:custom-shape><draw:custom-shape draw:name="Shape16_12" draw:style-name="gr4" draw:text-style-name="P18" svg:width="0.6043in" svg:height="0.4067in" svg:x="4.1591in" svg:y="2.8244in"><text:p/><draw:enhanced-geometry svg:viewBox="0 0 21600 21600" draw:type="rectangle" draw:enhanced-path="M 0 0 L 21600 0 21600 21600 0 21600 0 0 Z N"/></draw:custom-shape><draw:line draw:name="Shape19_1" draw:style-name="gr3" draw:text-style-name="P19" svg:x1="4.4654in" svg:y1="1.4705in" svg:x2="4.4654in" svg:y2="1.6748in"><text:p/></draw:line><draw:line draw:name="Shape19_2" draw:style-name="gr3" draw:text-style-name="P19" svg:x1="4.4654in" svg:y1="2.0705in" svg:x2="4.4654in" svg:y2="2.2748in"><text:p/></draw:line><draw:line draw:name="Shape19_3" draw:style-name="gr3" draw:text-style-name="P19" svg:x1="4.4654in" svg:y1="2.6413in" svg:x2="4.4654in" svg:y2="2.8457in"><text:p/></draw:line><draw:frame draw:name="Shape20" draw:style-name="gr5" draw:text-style-name="P20" svg:width="0.9898in" svg:height="0.3843in" svg:x="2.0031in" svg:y="-0.9866in"><draw:text-box><text:p><text:span text:style-name="T6">EcMemory</text:span></text:p></draw:text-box></draw:frame><draw:frame draw:name="Shape21" draw:style-name="gr6" draw:text-style-name="P21" svg:width="0.698in" svg:height="0.3024in" svg:x="1.378in" svg:y="0.2933in"><draw:text-box><text:p>Player</text:p></draw:text-box></draw:frame><draw:frame draw:name="Shape21_0" draw:style-name="gr6" draw:text-style-name="P21" svg:width="0.698in" svg:height="0.3024in" svg:x="1.378in" svg:y="1.2996in"><draw:text-box><text:p>Position</text:p></draw:text-box></draw:frame><draw:frame draw:name="Shape21_1" draw:style-name="gr6" draw:text-style-name="P21" svg:width="0.698in" svg:height="0.3024in" svg:x="1.378in" svg:y="2.3453in"><draw:text-box><text:p>Velocity</text:p></draw:text-box></draw:frame><draw:custom-shape draw:name="Shape16_13" draw:style-name="gr2" draw:text-style-name="P18" svg:width="0.6043in" svg:height="0.6776in" svg:x="5.2114in" svg:y="0.0413in"><text:p/><draw:enhanced-geometry svg:viewBox="0 0 21600 21600" draw:type="rectangle" draw:enhanced-path="M 0 0 L 21600 0 21600 21600 0 21600 0 0 Z N"/></draw:custom-shape><draw:line draw:name="Shape17_1" draw:style-name="gr3" draw:text-style-name="P19" svg:x1="4.7925in" svg:y1="0.3768in" svg:x2="5.2091in" svg:y2="0.3768in"><text:p/></draw:line><draw:custom-shape draw:name="Shape16_14" draw:style-name="gr4" draw:text-style-name="P18" svg:width="0.6043in" svg:height="0.4067in" svg:x="5.2051in" svg:y="1.0579in"><text:p/><draw:enhanced-geometry svg:viewBox="0 0 21600 21600" draw:type="rectangle" draw:enhanced-path="M 0 0 L 21600 0 21600 21600 0 21600 0 0 Z N"/></draw:custom-shape><draw:line draw:name="Shape19_4" draw:style-name="gr3" draw:text-style-name="P19" svg:x1="5.5217in" svg:y1="0.7205in" svg:x2="5.5217in" svg:y2="1.0894in"><text:p/></draw:line><draw:frame draw:name="Shape22" draw:style-name="gr7" draw:text-style-name="P21" svg:width="0.5524in" svg:height="0.4067in" svg:x="3.1697in" svg:y="-0.4984in"><draw:text-box><text:p>Player</text:p><text:p>Array1</text:p></draw:text-box></draw:frame><draw:frame draw:name="Shape22_0" draw:style-name="gr7" draw:text-style-name="P21" svg:width="0.5524in" svg:height="0.4067in" svg:x="4.2217in" svg:y="-0.513in"><draw:text-box><text:p>Player</text:p><text:p>List1</text:p></draw:text-box></draw:frame><draw:frame draw:name="Shape22_1" draw:style-name="gr7" draw:text-style-name="P21" svg:width="0.6776in" svg:height="0.4067in" svg:x="5.2425in" svg:y="-0.4673in"><draw:text-box><text:p>Player</text:p><text:p>Variable1</text:p></draw:text-box></draw:frame></draw:g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1T09:39:43.820510367</meta:creation-date>
    <dc:date>2021-11-08T10:03:44.623534672</dc:date>
    <meta:editing-duration>PT1H2M52S</meta:editing-duration>
    <meta:editing-cycles>18</meta:editing-cycles>
    <meta:generator>LibreOffice/6.4.7.2$Linux_X86_64 LibreOffice_project/40$Build-2</meta:generator>
    <meta:document-statistic meta:table-count="0" meta:image-count="0" meta:object-count="0" meta:page-count="3" meta:paragraph-count="14" meta:word-count="79" meta:character-count="528" meta:non-whitespace-character-count="462"/>
  </office:meta>
</office:document-meta>
</file>